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1e0ef"/>
    </style:style>
    <style:style style:name="P52" style:family="paragraph" style:parent-style-name="Standard">
      <style:text-properties officeooo:paragraph-rsid="1062a122"/>
    </style:style>
    <style:style style:name="P53" style:family="paragraph" style:parent-style-name="Standard">
      <style:text-properties officeooo:paragraph-rsid="10640365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officeooo:paragraph-rsid="108aabd2"/>
    </style:style>
    <style:style style:name="P57" style:family="paragraph" style:parent-style-name="Standard">
      <style:text-properties officeooo:paragraph-rsid="0c819a59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dfbc49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Footnote">
      <style:text-properties officeooo:paragraph-rsid="10947d38"/>
    </style:style>
    <style:style style:name="P62" style:family="paragraph" style:parent-style-name="Footnote">
      <style:text-properties officeooo:paragraph-rsid="104a80be"/>
    </style:style>
    <style:style style:name="P63" style:family="paragraph" style:parent-style-name="Standard">
      <style:text-properties officeooo:paragraph-rsid="1097a833"/>
    </style:style>
    <style:style style:name="P6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966c86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9ccf9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9cd59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none" officeooo:rsid="109a813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9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3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5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6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78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9a813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officeooo:rsid="109a8138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language="en" fo:country="GB" officeooo:rsid="1052c7f3"/>
    </style:style>
    <style:style style:name="T208" style:family="text">
      <style:text-properties fo:language="en" fo:country="GB" officeooo:rsid="105c8aaa"/>
    </style:style>
    <style:style style:name="T209" style:family="text">
      <style:text-properties fo:language="en" fo:country="GB" officeooo:rsid="105f1264"/>
    </style:style>
    <style:style style:name="T210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3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officeooo:rsid="108aabe0"/>
    </style:style>
    <style:style style:name="T215" style:family="text">
      <style:text-properties officeooo:rsid="0f981b1c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966c86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0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0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41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42" style:family="text">
      <style:text-properties fo:font-variant="normal" fo:text-transform="none" fo:color="#000000" loext:opacity="87%" fo:letter-spacing="normal" fo:font-style="normal" officeooo:rsid="106260b1"/>
    </style:style>
    <style:style style:name="T243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4"><text:span text:style-name="T101">Checklist for installing </text:span><text:span text:style-name="T101"><text:user-field-get text:name="Distro">Rocky Linux</text:user-field-get></text:span><text:span text:style-name="T101"><text:s/></text:span><text:span text:style-name="T102"><text:user-field-get text:name="Version">8.10</text:user-field-get></text:span><text:span text:style-name="T103"><text:note text:id="ftn1" text:note-class="footnote"><text:note-citation>1</text:note-citation><text:note-body><text:p text:style-name="P62"><text:span text:style-name="T216">This </text:span><text:span text:style-name="T222"><text:user-field-get text:name="Distro">Rocky Linux</text:user-field-get></text:span><text:span text:style-name="T217"><text:s/></text:span><text:span text:style-name="T223"><text:user-field-get text:name="Version">8.10</text:user-field-get></text:span><text:span text:style-name="T223"><text:s/></text:span><text:span text:style-name="T224">Server</text:span><text:span text:style-name="T216"> </text:span><text:span text:style-name="T220">from May 31</text:span><text:span text:style-name="T231">st</text:span><text:span text:style-name="T220">, </text:span><text:span text:style-name="T221">2024 </text:span><text:span text:style-name="T216">is supported until </text:span><text:span text:style-name="T218">May</text:span><text:span text:style-name="T216"> </text:span><text:span text:style-name="T219">1</text:span><text:span text:style-name="T230">st</text:span><text:span text:style-name="T219">, </text:span><text:span text:style-name="T216">2029.</text:span></text:p></text:note-body></text:note></text:span><text:span text:style-name="T104"><text:s/></text:span><text:span text:style-name="T106">Server</text:span><text:span text:style-name="T105">.</text:span></text:p>
      <text:p text:style-name="P24"><text:span text:style-name="T60"/></text:p>
      <text:p text:style-name="P24"><text:span text:style-name="T97"/></text:p>
      <text:p text:style-name="P54">Fill in the text box after &lt;...&gt;</text:p>
      <text:p text:style-name="P10"><text:span text:style-name="T210">&lt;user</text:span><text:span text:style-name="T184">&gt;</text:span><text:span text:style-name="T194"><text:tab/><text:tab/></text:span><text:span text:style-name="T198"> <text:tab/><text:tab/><text:tab/> </text:span><text:span text:style-name="T195"><draw:control text:anchor-type="as-char" svg:y="-0.4cm" draw:z-index="4" draw:name="Gebruiker" draw:style-name="gr2" draw:text-style-name="P70" svg:width="6.002cm" svg:height="0.5cm" draw:control="control3"><svg:title>Gebruiker</svg:title><svg:desc>Volledige naam, bijv. Jan Stek</svg:desc></draw:control></text:span><text:span text:style-name="T195"><text:tab/></text:span><text:span text:style-name="T196">e.g.</text:span><text:span text:style-name="T199"> </text:span><text:span text:style-name="T200">Karel Zimmer</text:span></text:p>
      <text:p text:style-name="P56"><text:span text:style-name="T12">&lt;</text:span><text:span text:style-name="T203">user</text:span><text:span text:style-name="T7">na</text:span><text:span text:style-name="T10">me</text:span><text:span text:style-name="T184">&gt;</text:span><text:span text:style-name="T201"><text:tab/><text:tab/><text:tab/> </text:span><text:span text:style-name="T201"><draw:control text:anchor-type="as-char" svg:y="-0.4cm" draw:z-index="10" draw:name="Gberuikersnaam 2" draw:style-name="gr2" draw:text-style-name="P70" svg:width="6.002cm" svg:height="0.5cm" draw:control="control9"><svg:title>Gebruikersnaam</svg:title><svg:desc>Korte naam, bijv. jan</svg:desc></draw:control></text:span><text:span text:style-name="T201"><text:tab/></text:span><text:span text:style-name="T202">e.g.</text:span><text:span text:style-name="T5"> </text:span><text:span text:style-name="T118">karel</text:span></text:p>
      <text:p text:style-name="P10"><text:span text:style-name="T12">&lt;</text:span><text:span text:style-name="T13">computername</text:span><text:span text:style-name="T184">&gt;</text:span><text:span text:style-name="T204"><text:tab/> </text:span><text:span text:style-name="T7"><draw:control text:anchor-type="as-char" svg:y="-0.4cm" draw:z-index="5" draw:name="Computernaam" draw:style-name="gr2" draw:text-style-name="P70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7"> </text:span><text:span text:style-name="T192">pc0</text:span><text:span text:style-name="T193">1</text:span></text:p>
      <text:p text:style-name="P11"><text:span text:style-name="T210">&lt;</text:span><text:span text:style-name="T185">user</text:span><text:span text:style-name="T184">&gt;</text:span><text:span text:style-name="T189"><text:tab/><text:tab/></text:span><text:span text:style-name="T198"> <text:tab/><text:tab/><text:tab/> </text:span><text:span text:style-name="T195"><draw:control text:anchor-type="as-char" svg:y="-0.4cm" draw:z-index="8" draw:name="Gebruiker 1" draw:style-name="gr2" draw:text-style-name="P70" svg:width="6.002cm" svg:height="0.5cm" draw:control="control7"><svg:title>Gebruiker</svg:title><svg:desc>Volledige naam, bijv. Jan Stek</svg:desc></draw:control></text:span><text:span text:style-name="T195"><text:tab/></text:span><text:span text:style-name="T197">any additional users</text:span></text:p>
      <text:p text:style-name="P56"><text:span text:style-name="T210">&lt;</text:span><text:span text:style-name="T185">user</text:span><text:span text:style-name="T186">n</text:span><text:span text:style-name="T183">a</text:span><text:span text:style-name="T184">me&gt;</text:span><text:span text:style-name="T182"><text:tab/><text:tab/><text:tab/> </text:span><text:span text:style-name="T201"><draw:control text:anchor-type="as-char" svg:y="-0.4cm" draw:z-index="9" draw:name="Gberuikersnaam 1" draw:style-name="gr2" draw:text-style-name="P70" svg:width="6.002cm" svg:height="0.5cm" draw:control="control8"><svg:title>Gebruikersnaam</svg:title><svg:desc>Korte naam, bijv. jan</svg:desc></draw:control></text:span><text:span text:style-name="T201"><text:tab/></text:span><text:span text:style-name="T188">any additional users</text:span></text:p>
      <text:p text:style-name="P55"><text:span text:style-name="T243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7">Not yet on Linux?</text:span></text:span><text:span text:style-name="T111"><text:tab/></text:span><text:span text:style-name="T115">Use</text:span><text:span text:style-name="T112"> </text:span><text:span text:style-name="Strong_20_Emphasis"><text:span text:style-name="T116">Checklist </text:span></text:span><text:span text:style-name="Strong_20_Emphasis"><text:span text:style-name="T117">transfer</text:span></text:span><text:span text:style-name="T112"> o</text:span><text:span text:style-name="T114">n</text:span><text:span text:style-name="T11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3">.</text:span></text:p>
      <text:p text:style-name="P33"><text:span text:style-name="Strong_20_Emphasis"><text:span text:style-name="T129">New installation?</text:span></text:span><text:span text:style-name="T126"><text:tab/><text:tab/></text:span><text:span text:style-name="T128">Start at chapter</text:span><text:span text:style-name="T126"> </text:span><text:span text:style-name="Strong_20_Emphasis"><text:span text:style-name="T129"><text:bookmark-ref text:reference-format="page" text:ref-name="__RefNumPara__4009_1271708128">2</text:bookmark-ref></text:span></text:span><text:span text:style-name="Strong_20_Emphasis"><text:span text:style-name="T129"><text:s text:c="2"/></text:span></text:span><text:span text:style-name="Strong_20_Emphasis"><text:span text:style-name="T130"><text:bookmark-ref text:reference-format="text" text:ref-name="__RefNumPara__4009_1271708128">Perform installation</text:bookmark-ref></text:span></text:span><text:span text:style-name="T127">.</text:span></text:p>
      <text:p text:style-name="P28"/>
      <text:p text:style-name="P28"/>
      <text:list text:style-name="L1">
        <text:list-item>
          <text:p text:style-name="P66"><text:bookmark-start text:name="__RefNumPara__4083_1271708128"/>Prepar<text:span text:style-name="T215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11">&lt;user</text:span><text:span text:style-name="T190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6">users</text:span><text:span text:style-name="T67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1"><text:span text:style-name="T33">Type: </text:span><text:span text:style-name="User_20_Entry"><text:span text:style-name="T79">wget karelzimmer.nl/getkz; bash 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9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2"><text:span text:style-name="T33">Type: </text:span><text:span text:style-name="User_20_Entry"><text:span text:style-name="T79">kz-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7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9" svg:width="0.35cm" svg:height="0.35cm" draw:control="control1"/></text:span></text:p>
          </table:table-cell>
          <table:table-cell table:style-name="_32_._5f_Installatie_5f_uitvoeren.C1" office:value-type="string">
            <text:p text:style-name="P63"><text:span text:style-name="T119">Boot the computer from</text:span><text:span text:style-name="T124"><text:note text:id="ftn3" text:note-class="footnote"><text:note-citation>1</text:note-citation><text:note-body><text:p text:style-name="P8"><text:span text:style-name="T68">Boot menu/Setup via one of the </text:span><text:span text:style-name="T69">f</text:span><text:span text:style-name="T68">requently used keys: </text:span><text:span text:style-name="T98">Esc</text:span><text:span text:style-name="T70">, </text:span><text:span text:style-name="T98">Delete</text:span><text:span text:style-name="T70">, </text:span><text:span text:style-name="T98">F1</text:span><text:span text:style-name="T70">, </text:span><text:span text:style-name="T98">F2</text:span><text:span text:style-name="T70">, </text:span><text:span text:style-name="T98">F9</text:span><text:span text:style-name="T70">, </text:span><text:span text:style-name="T98">F10</text:span><text:span text:style-name="T70">, </text:span><text:span text:style-name="T98">F11</text:span><text:span text:style-name="T70">, or </text:span><text:span text:style-name="T98">F12</text:span></text:p></text:note-body></text:note></text:span><text:span text:style-name="T119"> an</text:span><text:span text:style-name="T121"> </text:span><text:span text:style-name="T107"><text:user-field-get text:name="Distro">Rocky Linux</text:user-field-get></text:span><text:span text:style-name="T123"><text:s/></text:span><text:span text:style-name="T108"><text:user-field-get text:name="Version">8.10</text:user-field-get></text:span><text:span text:style-name="T108"><text:s/></text:span><text:span text:style-name="T109">Server</text:span><text:span text:style-name="T61">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5"><text:user-field-get text:name="Distro">Rocky Linux</text:user-field-get></text:span><text:span text:style-name="T125"><text:s/></text:span><text:span text:style-name="T15">without modifying any files on the hard drive and also allows installation of </text:span><text:span text:style-name="T125"><text:user-field-get text:name="Distro">Rocky Linux</text:user-field-get></text:span><text:span text:style-name="T125">.</text:span></text:p></text:note-body></text:note></text:span><text:span text:style-name="T119"> USB stick</text:span><text:span text:style-name="T58"><text:note text:id="ftn5" text:note-class="footnote"><text:note-citation>3</text:note-citation><text:note-body><text:p text:style-name="P61"><text:span text:style-name="T63">Create a bootable USB stick:<text:line-break/></text:span><text:span text:style-name="T71">Download </text:span><text:span text:style-name="T75">a</text:span><text:span text:style-name="T72"> </text:span><text:span text:style-name="Sterk_20_accent_20_voetnoot"><text:span text:style-name="T89">Rocky Linux </text:span></text:span><text:span text:style-name="Sterk_20_accent_20_voetnoot"><text:span text:style-name="T89"><text:user-field-get text:name="Version">8.10</text:user-field-get></text:span></text:span><text:span text:style-name="Sterk_20_accent_20_voetnoot"><text:span text:style-name="T89"><text:s/></text:span></text:span><text:span text:style-name="Sterk_20_accent_20_voetnoot"><text:span text:style-name="T92">Default Image</text:span></text:span><text:span text:style-name="Sterk_20_accent_20_voetnoot"><text:span text:style-name="T89"> </text:span></text:span><text:span text:style-name="Sterk_20_accent_20_voetnoot"><text:span text:style-name="T93">DVD ISO</text:span></text:span><text:span text:style-name="Sterk_20_accent_20_voetnoot"><text:span text:style-name="T73"> </text:span></text:span><text:span text:style-name="T75">from</text:span><text:span text:style-name="T74"> </text:span><text:a xlink:type="simple" xlink:href="https://rockylinux.org/" text:style-name="Internet_20_link" text:visited-style-name="Visited_20_Internet_20_Link"><text:span text:style-name="Strong_20_Emphasis"><text:span text:style-name="T206">rockylinux.org</text:span></text:span></text:a><text:span text:style-name="T65">.</text:span><text:span text:style-name="Strong_20_Emphasis"><text:span text:style-name="T99"><text:line-break/></text:span></text:span><text:span text:style-name="T64">The next steps are described in </text:span><text:span text:style-name="Sterk_20_accent_20_voetnoot"><text:span text:style-name="T90">Linux informati</text:span></text:span><text:span text:style-name="Sterk_20_accent_20_voetnoot"><text:span text:style-name="T91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05">karelzimmer.nl/en</text:span></text:a><text:span text:style-name="T64">.</text:span></text:p></text:note-body></text:note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0">Select</text:span><text:span text:style-name="T38"> </text:span><text:span text:style-name="Strong_20_Emphasis"><text:span text:style-name="T82">Install</text:span></text:span><text:span text:style-name="Strong_20_Emphasis"><text:span text:style-name="T39"> </text:span></text:span><text:span text:style-name="Strong_20_Emphasis"><text:span text:style-name="T83"><text:user-field-get text:name="Distro">Rocky Linux</text:user-field-get></text:span></text:span><text:span text:style-name="Strong_20_Emphasis"><text:span text:style-name="T85"><text:s/></text:span></text:span><text:span text:style-name="Strong_20_Emphasis"><text:span text:style-name="T84"><text:user-field-get text:name="Version">8.10</text:user-field-get></text:span></text:span><text:span text:style-name="T120"><text:s/></text:span><text:span text:style-name="T122">and press the</text:span><text:span text:style-name="T35"> </text:span><text:span text:style-name="T86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2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9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39">At</text:span><text:span text:style-name="T140"> </text:span><text:span text:style-name="Strong_20_Emphasis"><text:span text:style-name="T139">WELCOME TO ROCKY LINUX </text:span></text:span><text:span text:style-name="Strong_20_Emphasis"><text:span text:style-name="T174"><text:user-field-get text:name="Version">8.10</text:user-field-get></text:span></text:span><text:span text:style-name="T151"><text:s/>select language and click </text:span><text:span text:style-name="Strong_20_Emphasis"><text:span text:style-name="T175">Continue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9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2">U</text:span><text:span text:style-name="T143">nder</text:span><text:span text:style-name="T140"> </text:span><text:span text:style-name="Strong_20_Emphasis"><text:span text:style-name="T143">USER SETTINGS</text:span></text:span><text:span text:style-name="T157"> </text:span><text:span text:style-name="T158">click</text:span><text:span text:style-name="T159"> </text:span><text:span text:style-name="Strong_20_Emphasis"><text:span text:style-name="T176">User </text:span></text:span><text:span text:style-name="Strong_20_Emphasis"><text:span text:style-name="T177">C</text:span></text:span><text:span text:style-name="Strong_20_Emphasis"><text:span text:style-name="T176">reation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07">Enter you</text:span><text:span text:style-name="T214">r</text:span><text:span text:style-name="T208"> </text:span><text:span text:style-name="Strong_20_Emphasis"><text:span text:style-name="T56">Full name</text:span></text:span><text:span text:style-name="T41"> </text:span><text:span text:style-name="T210">&lt;user</text:span><text:span text:style-name="T184">&gt;</text:span><text:span text:style-name="T42">,</text:span><text:span text:style-name="Strong_20_Emphasis"><text:span text:style-name="T100"><text:line-break/></text:span></text:span><text:span text:style-name="Strong_20_Emphasis"><text:span text:style-name="T56">User name</text:span></text:span><text:span text:style-name="T41"> </text:span><text:span text:style-name="T212">&lt;user</text:span><text:span text:style-name="T213">name</text:span><text:span text:style-name="T191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9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2">U</text:span><text:span text:style-name="T143">nder</text:span><text:span text:style-name="T141"> </text:span><text:span text:style-name="Strong_20_Emphasis"><text:span text:style-name="T178">SYSTEM</text:span></text:span><text:span text:style-name="T141"> </text:span><text:span text:style-name="T142">click</text:span><text:span text:style-name="T144"> </text:span><text:span text:style-name="Strong_20_Emphasis"><text:span text:style-name="T178">Installati</text:span></text:span><text:span text:style-name="Strong_20_Emphasis"><text:span text:style-name="T181">on Destination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09">Check</text:span><text:span text:style-name="T240"> </text:span><text:span text:style-name="T241">the </text:span><text:span text:style-name="Strong_20_Emphasis"><text:span text:style-name="T242">Device Selection</text:span></text:span><text:span text:style-name="T225"> </text:span><text:span text:style-name="T227">and click </text:span><text:span text:style-name="Strong_20_Emphasis"><text:span text:style-name="T226">Done</text:span>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9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2">U</text:span><text:span text:style-name="T143">nder</text:span><text:span text:style-name="T141"> </text:span><text:span text:style-name="Strong_20_Emphasis"><text:span text:style-name="T178">SYSTEM</text:span></text:span><text:span text:style-name="T141"> </text:span><text:span text:style-name="T142">click</text:span><text:span text:style-name="T144"> </text:span><text:span text:style-name="Strong_20_Emphasis"><text:span text:style-name="T178">Netwerk &amp; </text:span></text:span><text:span text:style-name="Strong_20_Emphasis"><text:span text:style-name="T175">H</text:span></text:span><text:span text:style-name="Strong_20_Emphasis"><text:span text:style-name="T178">ost </text:span></text:span><text:span text:style-name="Strong_20_Emphasis"><text:span text:style-name="T175">N</text:span></text:span><text:span text:style-name="Strong_20_Emphasis"><text:span text:style-name="T178">a</text:span></text:span><text:span text:style-name="Strong_20_Emphasis"><text:span text:style-name="T175">me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1">Move</text:span><text:span text:style-name="T169"> the slider behind the network adapter </text:span><text:span text:style-name="T170">from </text:span><text:span text:style-name="T173">OFF</text:span><text:span text:style-name="T170"> </text:span><text:span text:style-name="T169">to </text:span><text:span text:style-name="T172">ON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5">Enter you</text:span><text:span text:style-name="T149">r</text:span><text:span text:style-name="T146"> </text:span><text:span text:style-name="Strong_20_Emphasis"><text:span text:style-name="T147">Host </text:span></text:span><text:span text:style-name="Strong_20_Emphasis"><text:span text:style-name="T145">N</text:span></text:span><text:span text:style-name="Strong_20_Emphasis"><text:span text:style-name="T147">am</text:span></text:span><text:span text:style-name="Strong_20_Emphasis"><text:span text:style-name="T145">e</text:span></text:span><text:span text:style-name="T4"> &lt;</text:span><text:span text:style-name="T8">computerna</text:span><text:span text:style-name="T9">me&gt;</text:span><text:span text:style-name="T153"> </text:span><text:span text:style-name="T154">and click </text:span><text:span text:style-name="Strong_20_Emphasis"><text:span text:style-name="T163">Apply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6">C</text:span><text:span text:style-name="T150">li</text:span><text:span text:style-name="T156">c</text:span><text:span text:style-name="T150">k </text:span><text:span text:style-name="Strong_20_Emphasis"><text:span text:style-name="T162">Done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9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2">U</text:span><text:span text:style-name="T143">nder</text:span><text:span text:style-name="T141"> </text:span><text:span text:style-name="Strong_20_Emphasis"><text:span text:style-name="T178">SOFTWARE</text:span></text:span><text:span text:style-name="T141"> </text:span><text:span text:style-name="T142">click</text:span><text:span text:style-name="T144"> </text:span><text:span text:style-name="Strong_20_Emphasis"><text:span text:style-name="T179">Software </text:span></text:span><text:span text:style-name="Strong_20_Emphasis"><text:span text:style-name="T180">S</text:span></text:span><text:span text:style-name="Strong_20_Emphasis"><text:span text:style-name="T179">electi</text:span></text:span><text:span text:style-name="Strong_20_Emphasis"><text:span text:style-name="T180">on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8">Select </text:span><text:span text:style-name="T164">Server</text:span><text:span text:style-name="T148"> </text:span><text:span text:style-name="T159">and click </text:span><text:span text:style-name="Strong_20_Emphasis"><text:span text:style-name="T165">Done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9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0">Click</text:span><text:span text:style-name="T161"> </text:span><text:span text:style-name="Strong_20_Emphasis"><text:span text:style-name="T166">Begin </text:span></text:span><text:span text:style-name="Strong_20_Emphasis"><text:span text:style-name="T167">Installation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9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0">Click</text:span><text:span text:style-name="T161"> </text:span><text:span text:style-name="Strong_20_Emphasis"><text:span text:style-name="T168">Reboot System</text:span></text:span><text:span text:style-name="T152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5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9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12">&lt;user</text:span><text:span text:style-name="T191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9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9">wget karelzimmer.nl/getkz; bash </text:span></text:span><text:span text:style-name="User_20_Entry"><text:span text:style-name="T81">getkz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9" svg:width="0.35cm" svg:height="0.35cm" draw:control="control17"/></text:span></text:p>
          </table:table-cell>
          <table:table-cell table:style-name="_33_._5f_Installatie_5f_afronden.C6" office:value-type="string">
            <text:p text:style-name="P53"><text:span text:style-name="T33">Type: </text:span><text:span text:style-name="User_20_Entry"><text:span text:style-name="T79">kz-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8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8"><text:span text:style-name="Strong_20_Emphasis"><text:span text:style-name="T14">S</text:span></text:span><text:span text:style-name="Strong_20_Emphasis"><text:span text:style-name="T138">et up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9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9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12">&lt;user</text:span><text:span text:style-name="T191">&gt;</text:span><text:span text:style-name="T27"><text:note text:id="ftn6" text:note-class="footnote"><text:note-citation>1</text:note-citation><text:note-body><text:p text:style-name="P41"><text:span text:style-name="T77">Login any additional </text:span><text:span text:style-name="T78">users</text:span><text:span text:style-name="T76"> </text:span><text:span text:style-name="T77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6"><draw:control text:anchor-type="as-char" draw:z-index="13" draw:name="Vorm4_ 2" draw:style-name="gr1" draw:text-style-name="P69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9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9" svg:width="0.35cm" svg:height="0.35cm" draw:control="control19"/></text:span></text:p>
          </table:table-cell>
          <table:table-cell table:style-name="Tabel2.D5" office:value-type="string">
            <text:p text:style-name="P53"><text:span text:style-name="T33">Type: </text:span><text:span text:style-name="User_20_Entry"><text:span text:style-name="T94">kz-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8">4</text:span></text:span><text:span text:style-name="T50"> </text:span><text:span text:style-name="T32">Set up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0"/>
      <text:p text:style-name="P34"><text:span text:style-name="T135">End of checklist,</text:span><text:span text:style-name="T136"> </text:span><text:span text:style-name="T132"><text:user-field-get text:name="Distro">Rocky Linux</text:user-field-get></text:span><text:span text:style-name="T134"><text:s/></text:span><text:span text:style-name="T131"><text:user-field-get text:name="Version">8.10</text:user-field-get></text:span><text:span text:style-name="T131"><text:s/></text:span><text:span text:style-name="T133">Desktop</text:span><text:span text:style-name="T95"> </text:span><text:span text:style-name="T135">installation is complete.</text:span></text:p>
      <text:p text:style-name="P14"/>
      <text:p text:style-name="P12"><text:span text:style-name="T232">Written</text:span><text:span text:style-name="T233"> </text:span><text:span text:style-name="T232">by</text:span><text:span text:style-name="T233"> </text:span><text:a xlink:type="simple" xlink:href="mailto:info@karelzimmer.nl?subject=Checklist%20installation%20Linux" text:style-name="Internet_20_link" text:visited-style-name="Visited_20_Internet_20_Link"><text:span text:style-name="T239">Karel Zimmer</text:span></text:a><text:span text:style-name="T234">.</text:span></text:p>
      <text:p text:style-name="P13"><text:span text:style-name="T237">License </text:span><text:span text:style-name="T235">C</text:span><text:span text:style-name="T236">C0</text:span><text:span text:style-name="T234"> 1.0 </text:span><text:span text:style-name="T23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8"><text:s/></text:span><text:span text:style-name="T23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6-04T08:14:00.798445860">04/06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04T08:14:00.669536092</dc:date>
    <meta:keyword>Installatie</meta:keyword>
    <meta:keyword>Checklist</meta:keyword>
    <meta:keyword>Linux</meta:keyword>
    <meta:editing-cycles>6995</meta:editing-cycles>
    <meta:editing-duration>P12DT7H56M55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07" meta:character-count="2548" meta:non-whitespace-character-count="2175"/>
    <meta:user-defined meta:name="Info 1"/>
    <meta:user-defined meta:name="Info 2"/>
    <meta:user-defined meta:name="Info 3"/>
    <meta:user-defined meta:name="Info 4"/>
  </office:meta>
</office:document-meta>
</file>